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4a41"/>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text-properties officeooo:paragraph-rsid="00184a4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text:p>
      <text:list xml:id="list249377756" text:style-name="L1">
        <text:list-item>
          <text:p text:style-name="P3"><text:a xlink:type="simple" xlink:href="#abstract" text:style-name="Internet_20_link" text:visited-style-name="Visited_20_Internet_20_Link"><text:span text:style-name="Definition">Abstract</text:span></text:a></text:p>
        </text:list-item>
        <text:list-item>
          <text:p text:style-name="P3"><text:a xlink:type="simple" xlink:href="#research-questions---june-2023" text:style-name="Internet_20_link" text:visited-style-name="Visited_20_Internet_20_Link"><text:span text:style-name="Definition">Research Questions - June 2023</text:span></text:a></text:p>
        </text:list-item>
        <text:list-item>
          <text:p text:style-name="P3"><text:a xlink:type="simple" xlink:href="#starting-thoughts-for-contents-of-introduction" text:style-name="Internet_20_link" text:visited-style-name="Visited_20_Internet_20_Link"><text:span text:style-name="Definition">Starting thoughts for contents of introduction</text:span></text:a></text:p>
          <text:list text:style-name="L2">
            <text:list-item>
              <text:p text:style-name="P4"><text:a xlink:type="simple" xlink:href="#personal-context" text:style-name="Internet_20_link" text:visited-style-name="Visited_20_Internet_20_Link"><text:span text:style-name="Definition">Personal context</text:span></text:a></text:p>
              <text:list text:style-name="L3">
                <text:list-item>
                  <text:p text:style-name="P5"><text:a xlink:type="simple" xlink:href="#a-response-of-sorts" text:style-name="Internet_20_link" text:visited-style-name="Visited_20_Internet_20_Link"><text:span text:style-name="Definition">A response of sorts</text:span></text:a></text:p>
                </text:list-item>
              </text:list>
            </text:list-item>
          </text:list>
        </text:list-item>
        <text:list-item>
          <text:p text:style-name="P3"><text:a xlink:type="simple" xlink:href="#aligning-with-other-contextual-factors" text:style-name="Internet_20_link" text:visited-style-name="Visited_20_Internet_20_Link"><text:span text:style-name="Definition">Aligning with other contextual factors</text:span></text:a></text:p>
          <text:list text:style-name="L4">
            <text:list-item>
              <text:p text:style-name="P6"><text:a xlink:type="simple" xlink:href="#alignment-with-teaching-computing-in-uk-context" text:style-name="Internet_20_link" text:visited-style-name="Visited_20_Internet_20_Link"><text:span text:style-name="Definition">Alignment with teaching Computing in UK context</text:span></text:a></text:p>
            </text:list-item>
          </text:list>
        </text:list-item>
        <text:list-item>
          <text:p text:style-name="P3"><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5">
            <text:list-item>
              <text:p text:style-name="P7"><text:a xlink:type="simple" xlink:href="#the-context-of-retro-gaming" text:style-name="Internet_20_link" text:visited-style-name="Visited_20_Internet_20_Link"><text:span text:style-name="Definition">The context of retro gaming</text:span></text:a></text:p>
            </text:list-item>
            <text:list-item>
              <text:p text:style-name="P7"><text:a xlink:type="simple" xlink:href="#skills-stem-pipeline-agenda" text:style-name="Internet_20_link" text:visited-style-name="Visited_20_Internet_20_Link"><text:span text:style-name="Definition">Skills &amp; STEM pipeline agenda</text:span></text:a></text:p>
            </text:list-item>
            <text:list-item>
              <text:p text:style-name="P7"><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6">
                <text:list-item>
                  <text:p text:style-name="P8"><text:a xlink:type="simple" xlink:href="#authenticity-as-empowering" text:style-name="Internet_20_link" text:visited-style-name="Visited_20_Internet_20_Link"><text:span text:style-name="Definition">Authenticity as Empowering</text:span></text:a></text:p>
                </text:list-item>
              </text:list>
            </text:list-item>
            <text:list-item>
              <text:p text:style-name="P7"><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7"><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7"><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3"><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3"><text:a xlink:type="simple" xlink:href="#outline-of-the-structure-of-the-thesis" text:style-name="Internet_20_link" text:visited-style-name="Visited_20_Internet_20_Link"><text:span text:style-name="Definition">Outline of the structure of the thesis</text:span></text:a></text:p>
        </text:list-item>
        <text:list-item>
          <text:p text:style-name="P3"><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3"><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9">What pedagogical tools and processes are available to support novices to overcome barriers to game coding and design? </text:p>
        </text:list-item>
        <text:list-item>
          <text:p text:style-name="P9">How can participants build agency in an evolving community of game makers?</text:p>
        </text:list-item>
        <text:list-item>
          <text:p text:style-name="P9">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1105872204" text:style-name="L8">
        <text:list-item>
          <text:p text:style-name="P10">Personal introduction, DiY media and music,</text:p>
        </text:list-item>
        <text:list-item>
          <text:p text:style-name="P10">Coding, digital making, game making, media literacy - Exploring motivations in each domain.</text:p>
        </text:list-item>
        <text:list-item>
          <text:p text:style-name="P10">(move mostly to lit review) PBL,</text:p>
        </text:list-item>
        <text:list-item>
          <text:p text:style-name="P10">Formal, Informal and non-formal spaces</text:p>
          <text:list text:style-name="L9">
            <text:list-item>
              <text:p text:style-name="P11">increasing role in professional spaces to keep abreast of new changes in practices, sectors and technology (cf conferences / hackathons)</text:p>
            </text:list-item>
          </text:list>
        </text:list-item>
        <text:list-item>
          <text:p text:style-name="P10">Characteristics of Family Learning</text:p>
        </text:list-item>
        <text:list-item>
          <text:p text:style-name="P10">Introduction to RQs</text:p>
        </text:list-item>
      </text:list>
      <text:h text:style-name="Heading_20_3" text:outline-level="3"><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ext:soft-page-break/>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text:soft-page-break/>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text:soft-page-break/>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2">for intrinsic pleasure of making games or other products</text:p>
        </text:list-item>
        <text:list-item>
          <text:p text:style-name="P12">for commercial purposes to join games industry</text:p>
        </text:list-item>
        <text:list-item>
          <text:p text:style-name="P12">STEM pipeline in more general terms</text:p>
        </text:list-item>
        <text:list-item>
          <text:p text:style-name="P12">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text:soft-page-break/>Significant contextual factors include (and supporting literature references):</text:p>
      <text:list text:style-name="L11">
        <text:list-item>
          <text:p text:style-name="P13">Retro games have a particular aesthetic driven by graphical limitations</text:p>
        </text:list-item>
        <text:list-item>
          <text:p text:style-name="P13">Simplified game mechanics</text:p>
        </text:list-item>
        <text:list-item>
          <text:p text:style-name="P13">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4">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5">DIY music and protest event organisation</text:p>
        </text:list-item>
        <text:list-item>
          <text:p text:style-name="P15">Participatory media making for social and environmental causes</text:p>
        </text:list-item>
        <text:list-item>
          <text:p text:style-name="P15">Documentation writing using collaborative processes</text:p>
        </text:list-item>
        <text:list-item>
          <text:p text:style-name="P15">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6">Hive Manchester and Code Club</text:p>
        </text:list-item>
        <text:list-item>
          <text:p text:style-name="P16">Coder Dojo</text:p>
        </text:list-item>
        <text:list-item>
          <text:p text:style-name="P16">Creative coding at Manchester Libraries</text:p>
        </text:list-item>
        <text:list-item>
          <text:p text:style-name="P16">Speciality training for PGCE and Primary Education programmes</text:p>
        </text:list-item>
        <text:list-item>
          <text:p text:style-name="P16">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text:soft-page-break/>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text:soft-page-break/>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0">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text:soft-page-break/>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7">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17">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outline-of-the-structure-of-the-thesis"/><text:soft-page-break/>Outline of the structure of the thesis<text:bookmark-end text:name="outline-of-the-structure-of-the-thesis"/></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6">
        <text:list-item>
          <text:p text:style-name="P18">authenticity in project based approaches</text:p>
        </text:list-item>
        <text:list-item>
          <text:p text:style-name="P18">nature of informal settings, in particular home education, and the possibilities offered compared to school lesson settings - PERHAPS IN INTRO INSTEAD</text:p>
        </text:list-item>
        <text:list-item>
          <text:p text:style-name="P18">barriers to participation in digital making and pedagogies to create inclusive learning environments</text:p>
        </text:list-item>
        <text:list-item>
          <text:p text:style-name="P18">key accessible pedagogies to help learning coding for young people</text:p>
        </text:list-item>
      </text:list>
      <text:p text:style-name="First_20_paragraph">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7">
        <text:list-item>
          <text:p text:style-name="P19">generative nature of research. It has created teaching resources</text:p>
        </text:list-item>
        <text:list-item>
          <text:p text:style-name="P19">the detail of game making pedagogy, suitable for other researcher and Teachers</text:p>
        </text:list-item>
        <text:list-item>
          <text:p text:style-name="P19">tools are novel - media practices are situated, thus will differ with technology</text:p>
        </text:list-item>
        <text:list-item>
          <text:p text:style-name="P19">application of guided participation as lens to this domain</text:p>
        </text:list-item>
        <text:list-item>
          <text:p text:style-name="P19">something about methods using 360 and screen capture?</text:p>
        </text:list-item>
      </text:list>
      <text:h text:style-name="Heading_20_2" text:outline-level="2"><text:bookmark-start text:name="link-to-next-chapter"/><text:soft-page-break/>Link to next chapter<text:bookmark-end text:name="link-to-next-chapter"/></text:h>
      <text:p text:style-name="First_20_paragraph">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text:soft-page-break/>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3-10-03T08:58:06.259452300</dc:date>
    <meta:editing-duration>PT1M40S</meta:editing-duration>
    <meta:editing-cycles>3</meta:editing-cycles>
    <meta:document-statistic meta:table-count="0" meta:image-count="0" meta:object-count="0" meta:page-count="11" meta:paragraph-count="181" meta:word-count="5774" meta:character-count="36542" meta:non-whitespace-character-count="31014"/>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